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FreeMono" fo:font-size="14pt" officeooo:rsid="00001e73" officeooo:paragraph-rsid="00001e73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FreeMono" fo:font-size="14pt" officeooo:rsid="00001e73" officeooo:paragraph-rsid="000024b7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FreeMono" fo:font-size="14pt" officeooo:rsid="00001e73" officeooo:paragraph-rsid="0006e366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FreeMono" fo:font-size="14pt" officeooo:rsid="000024b7" officeooo:paragraph-rsid="000024b7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FreeMono" fo:font-size="14pt" officeooo:rsid="0000485b" officeooo:paragraph-rsid="0000485b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FreeMono" fo:font-size="14pt" officeooo:rsid="0000485b" officeooo:paragraph-rsid="00048d49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FreeMono" fo:font-size="14pt" officeooo:rsid="00048d49" officeooo:paragraph-rsid="00048d49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FreeMono" fo:font-size="14pt" officeooo:rsid="00048d49" officeooo:paragraph-rsid="00152d6b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FreeMono" fo:font-size="14pt" officeooo:rsid="00048d49" officeooo:paragraph-rsid="00196cb8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FreeMono" fo:font-size="14pt" officeooo:rsid="00098fe5" officeooo:paragraph-rsid="00098fe5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FreeMono" fo:font-size="14pt" officeooo:rsid="000d4cde" officeooo:paragraph-rsid="000d4cde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FreeMono" fo:font-size="14pt" officeooo:rsid="000ebbbc" officeooo:paragraph-rsid="000ebbbc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FreeMono" fo:font-size="14pt" officeooo:rsid="000eda4b" officeooo:paragraph-rsid="000eda4b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FreeMono" fo:font-size="14pt" officeooo:rsid="001028fd" officeooo:paragraph-rsid="001028fd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FreeMono" fo:font-size="14pt" officeooo:rsid="00152d6b" officeooo:paragraph-rsid="00152d6b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FreeMono" fo:font-size="14pt" officeooo:rsid="00152d6b" officeooo:paragraph-rsid="0015f5ac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024b7" officeooo:paragraph-rsid="000024b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0485b" officeooo:paragraph-rsid="0000485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01e73" officeooo:paragraph-rsid="00001e7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5bd86" officeooo:paragraph-rsid="0005bd8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FreeMono" fo:font-size="14pt" fo:font-weight="normal" officeooo:rsid="00001e73" officeooo:paragraph-rsid="00001e7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style:font-name="FreeMono" fo:font-size="14pt" fo:font-weight="bold" officeooo:rsid="00001e73" officeooo:paragraph-rsid="00001e7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start" style:justify-single-word="false" fo:break-before="page"/>
      <style:text-properties style:font-name="FreeMono" fo:font-size="14pt" fo:font-weight="normal" officeooo:rsid="00025d61" officeooo:paragraph-rsid="00025d6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FreeMono" fo:font-size="14pt" officeooo:rsid="00098fe5" officeooo:paragraph-rsid="00098fe5" style:font-size-asian="14pt" style:font-size-complex="14pt"/>
    </style:style>
    <style:style style:name="P25" style:family="paragraph" style:parent-style-name="Standard" style:master-page-name="">
      <style:paragraph-properties fo:margin-left="0.4366in" fo:margin-right="0in" fo:line-height="150%" fo:text-align="start" style:justify-single-word="false" fo:text-indent="0in" style:auto-text-indent="false" style:page-number="auto"/>
      <style:text-properties style:font-name="FreeMono" fo:font-size="14pt" officeooo:rsid="00098fe5" officeooo:paragraph-rsid="00098fe5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1e1fdc" officeooo:paragraph-rsid="001e1fd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style:font-name="FreeMono" fo:font-size="14pt" officeooo:rsid="00048d49" officeooo:paragraph-rsid="00048d49" style:font-size-asian="14pt" style:font-size-complex="14pt"/>
    </style:style>
    <style:style style:name="T1" style:family="text">
      <style:text-properties officeooo:rsid="0002e00c"/>
    </style:style>
    <style:style style:name="T2" style:family="text">
      <style:text-properties officeooo:rsid="0006b37c"/>
    </style:style>
    <style:style style:name="T3" style:family="text">
      <style:text-properties officeooo:rsid="0006e366"/>
    </style:style>
    <style:style style:name="T4" style:family="text">
      <style:text-properties officeooo:rsid="00098fe5"/>
    </style:style>
    <style:style style:name="T5" style:family="text">
      <style:text-properties officeooo:rsid="0009d53e"/>
    </style:style>
    <style:style style:name="T6" style:family="text">
      <style:text-properties style:text-position="super 58%" officeooo:rsid="0009d53e"/>
    </style:style>
    <style:style style:name="T7" style:family="text">
      <style:text-properties officeooo:rsid="000d07f5"/>
    </style:style>
    <style:style style:name="T8" style:family="text">
      <style:text-properties officeooo:rsid="000ebbbc"/>
    </style:style>
    <style:style style:name="T9" style:family="text">
      <style:text-properties officeooo:rsid="001028fd"/>
    </style:style>
    <style:style style:name="T10" style:family="text">
      <style:text-properties officeooo:rsid="001223be"/>
    </style:style>
    <style:style style:name="T11" style:family="text">
      <style:text-properties officeooo:rsid="001467c9"/>
    </style:style>
    <style:style style:name="T12" style:family="text">
      <style:text-properties officeooo:rsid="00152d6b"/>
    </style:style>
    <style:style style:name="T13" style:family="text">
      <style:text-properties officeooo:rsid="0015f5ac"/>
    </style:style>
    <style:style style:name="T14" style:family="text">
      <style:text-properties officeooo:rsid="001682ad"/>
    </style:style>
    <style:style style:name="T15" style:family="text">
      <style:text-properties officeooo:rsid="001ac26b"/>
    </style:style>
    <style:style style:name="T16" style:family="text">
      <style:text-properties officeooo:rsid="001c605a"/>
    </style:style>
    <style:style style:name="T17" style:family="text">
      <style:text-properties officeooo:rsid="001e1f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<text:span text:style-name="T1">6</text:span>-<text:span text:style-name="T1">2</text:span>-2015</text:p>
      <text:p text:style-name="P1">CPE 324</text:p>
      <text:p text:style-name="P1"/>
      <text:p text:style-name="P19"/>
      <text:p text:style-name="P19">Lab Report <text:span text:style-name="T17">##</text:span></text:p>
      <text:p text:style-name="P20"/>
      <text:p text:style-name="P26">Lab Title</text:p>
      <text:p text:style-name="P21"/>
      <text:p text:style-name="P23"/>
      <text:p text:style-name="P22">Introduction</text:p>
      <text:p text:style-name="P3"><text:tab/></text:p>
      <text:p text:style-name="P2"/>
      <text:p text:style-name="P2"/>
      <text:p text:style-name="P17">Theory and Analysis</text:p>
      <text:p text:style-name="P10"><text:tab/></text:p>
      <text:p text:style-name="P4"/>
      <text:p text:style-name="P4"/>
      <text:p text:style-name="P17">Procedures</text:p>
      <text:p text:style-name="P11"><text:tab/></text:p>
      <text:p text:style-name="P4"/>
      <text:p text:style-name="P18">Results</text:p>
      <text:p text:style-name="P7"/>
      <text:p text:style-name="P6"/>
      <text:p text:style-name="P5"/>
      <text:p text:style-name="P18">Conclusion <text:span text:style-name="T4">and Discussion</text:span></text:p>
      <text:p text:style-name="P5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9:55:31.482207347</meta:creation-date>
    <dc:date>2015-02-20T09:07:46.564605985</dc:date>
    <meta:editing-duration>PT1H39M40S</meta:editing-duration>
    <meta:editing-cycles>34</meta:editing-cycles>
    <meta:generator>LibreOffice/4.3.5.2.0$Linux_X86_64 LibreOffice_project/430m0$Build-2</meta:generator>
    <meta:print-date>2015-02-06T11:05:34.032646216</meta:print-date>
    <meta:document-statistic meta:table-count="0" meta:image-count="0" meta:object-count="0" meta:page-count="3" meta:paragraph-count="14" meta:word-count="19" meta:character-count="130" meta:non-whitespace-character-count="117"/>
  </office:meta>
</office:document-meta>
</file>